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19B5E5F8A7E.png" manifest:media-type="image/png"/>
  <manifest:file-entry manifest:full-path="Pictures/100000000000034E0000013D03CEDD95.png" manifest:media-type="image/png"/>
  <manifest:file-entry manifest:full-path="Pictures/1000000000000310000001098615B4F7.png" manifest:media-type="image/png"/>
  <manifest:file-entry manifest:full-path="Pictures/1000000000000333000001119701F067.png" manifest:media-type="image/png"/>
  <manifest:file-entry manifest:full-path="Pictures/1000000000000284000000E365652C30.png" manifest:media-type="image/png"/>
  <manifest:file-entry manifest:full-path="Pictures/1000000000000223000000B0F3539BA8.png" manifest:media-type="image/png"/>
  <manifest:file-entry manifest:full-path="Pictures/100000000000028E000001B4D7846B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7.74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71cm" svg:y="2.54cm" presentation:class="title" presentation:user-transformed="true">
          <draw:text-box>
            <text:p>Mizu</text:p>
          </draw:text-box>
        </draw:frame>
        <draw:frame presentation:style-name="pr2" draw:text-style-name="P1" draw:layer="layout" svg:width="25.199cm" svg:height="7.745cm" svg:x="1.471cm" svg:y="4.955cm" presentation:class="subtitle" presentation:user-transformed="true">
          <draw:text-box>
            <text:p>Viki lauvrys</text:p>
            <text:p>Jonas Saelen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r-select</text:p>
          </draw:text-box>
        </draw:frame>
        <draw:frame draw:style-name="gr2" draw:text-style-name="P2" draw:layer="layout" svg:width="17.303cm" svg:height="11.535cm" svg:x="5.368cm" svg:y="3.257cm">
          <draw:image xlink:href="Pictures/100000000000028E000001B4D7846B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ffice</text:p>
          </draw:text-box>
        </draw:frame>
        <draw:frame draw:style-name="gr2" draw:text-style-name="P2" draw:layer="layout" svg:width="14.472cm" svg:height="4.656cm" svg:x="6.784cm" svg:y="5.565cm">
          <draw:image xlink:href="Pictures/1000000000000223000000B0F3539B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ocking-bay</text:p>
          </draw:text-box>
        </draw:frame>
        <draw:frame draw:style-name="gr2" draw:text-style-name="P2" draw:layer="layout" svg:width="17.038cm" svg:height="6.005cm" svg:x="5.501cm" svg:y="4.89cm">
          <draw:image xlink:href="Pictures/1000000000000284000000E365652C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marine</text:p>
          </draw:text-box>
        </draw:frame>
        <draw:frame draw:style-name="gr2" draw:text-style-name="P2" draw:layer="layout" svg:width="21.668cm" svg:height="7.222cm" svg:x="3.186cm" svg:y="4.282cm">
          <draw:image xlink:href="Pictures/1000000000000333000001119701F0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ash</text:p>
          </draw:text-box>
        </draw:frame>
        <draw:frame draw:style-name="gr2" draw:text-style-name="P2" draw:layer="layout" svg:width="20.742cm" svg:height="7.01cm" svg:x="3.649cm" svg:y="4.388cm">
          <draw:image xlink:href="Pictures/1000000000000310000001098615B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cape</text:p>
          </draw:text-box>
        </draw:frame>
        <draw:frame draw:style-name="gr2" draw:text-style-name="P2" draw:layer="layout" svg:width="22.383cm" svg:height="8.386cm" svg:x="2.828cm" svg:y="3.7cm">
          <draw:image xlink:href="Pictures/100000000000034E0000013D03CEDD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ve</text:p>
          </draw:text-box>
        </draw:frame>
        <draw:frame draw:style-name="gr2" draw:text-style-name="P2" draw:layer="layout" svg:width="23.227cm" svg:height="9.701cm" svg:x="2.808cm" svg:y="3.628cm">
          <draw:image xlink:href="Pictures/10000000000003D80000019B5E5F8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s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2T15:36:42.154073254</meta:creation-date>
    <meta:editing-duration>PT3M24S</meta:editing-duration>
    <meta:editing-cycles>2</meta:editing-cycles>
    <meta:generator>LibreOffice/25.2.6.2$Linux_X86_64 LibreOffice_project/520$Build-2</meta:generator>
    <dc:date>2025-11-12T15:50:15.798866449</dc:date>
    <meta:document-statistic meta:object-count="57"/>
  </office:meta>
</office:document-meta>
</file>